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style="italic" fo:font-weight="bold" officeooo:rsid="0003d43c" officeooo:paragraph-rsid="0003d43c" style:font-size-asian="21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text-properties fo:font-size="14pt" fo:font-style="normal" fo:font-weight="normal" officeooo:rsid="0003d43c" officeooo:paragraph-rsid="0003d43c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 style:list-style-name="L14">
      <style:text-properties fo:font-size="14pt" fo:font-style="normal" fo:font-weight="normal" officeooo:rsid="0003d43c" officeooo:paragraph-rsid="0003d43c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font-size="14pt" fo:font-style="normal" fo:font-weight="normal" officeooo:rsid="0011b6b8" officeooo:paragraph-rsid="0003d43c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list-style-name="L13">
      <style:text-properties fo:font-size="14pt" fo:font-style="normal" fo:font-weight="normal" officeooo:rsid="0011b6b8" officeooo:paragraph-rsid="0003d43c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font-size="14pt" fo:font-style="normal" fo:font-weight="bold" officeooo:rsid="0003d43c" officeooo:paragraph-rsid="0003d43c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 style:list-style-name="L2">
      <style:text-properties fo:font-size="14pt" fo:font-weight="normal" officeooo:rsid="001180aa" officeooo:paragraph-rsid="0003d43c" style:font-size-asian="12.25pt" style:font-weight-asian="normal" style:font-size-complex="14pt" style:font-weight-complex="normal"/>
    </style:style>
    <style:style style:name="P8" style:family="paragraph" style:parent-style-name="Standard" style:list-style-name="L9">
      <style:text-properties fo:font-size="14pt" fo:font-weight="normal" officeooo:rsid="001180aa" officeooo:paragraph-rsid="0003d43c" style:font-size-asian="12.25pt" style:font-weight-asian="normal" style:font-size-complex="14pt" style:font-weight-complex="normal"/>
    </style:style>
    <style:style style:name="P9" style:family="paragraph" style:parent-style-name="Standard" style:list-style-name="L11">
      <style:text-properties fo:font-size="14pt" fo:font-weight="normal" officeooo:rsid="001180aa" officeooo:paragraph-rsid="0003d43c" style:font-size-asian="12.25pt" style:font-weight-asian="normal" style:font-size-complex="14pt" style:font-weight-complex="normal"/>
    </style:style>
    <style:style style:name="P10" style:family="paragraph" style:parent-style-name="Standard" style:list-style-name="L13">
      <style:text-properties fo:font-size="14pt" fo:font-weight="normal" officeooo:rsid="001180aa" officeooo:paragraph-rsid="0003d43c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180aa" officeooo:paragraph-rsid="0003d43c" style:font-size-asian="12.25pt" style:font-weight-asian="normal" style:font-size-complex="14pt" style:font-weight-complex="normal"/>
    </style:style>
    <style:style style:name="P12" style:family="paragraph" style:parent-style-name="Standard" style:list-style-name="L2">
      <style:text-properties fo:font-size="14pt" fo:font-weight="normal" officeooo:rsid="0013d238" officeooo:paragraph-rsid="0003d43c" style:font-size-asian="12.25pt" style:font-weight-asian="normal" style:font-size-complex="14pt" style:font-weight-complex="normal"/>
    </style:style>
    <style:style style:name="P13" style:family="paragraph" style:parent-style-name="Standard" style:list-style-name="L8">
      <style:text-properties fo:font-size="14pt" fo:font-weight="normal" officeooo:rsid="0013d238" officeooo:paragraph-rsid="0003d43c" style:font-size-asian="12.25pt" style:font-weight-asian="normal" style:font-size-complex="14pt" style:font-weight-complex="normal"/>
    </style:style>
    <style:style style:name="P14" style:family="paragraph" style:parent-style-name="Standard" style:list-style-name="L10">
      <style:text-properties fo:font-size="14pt" fo:font-weight="normal" officeooo:rsid="0013d238" officeooo:paragraph-rsid="0003d43c" style:font-size-asian="12.25pt" style:font-weight-asian="normal" style:font-size-complex="14pt" style:font-weight-complex="normal"/>
    </style:style>
    <style:style style:name="P15" style:family="paragraph" style:parent-style-name="Standard" style:list-style-name="L12">
      <style:text-properties fo:font-size="14pt" fo:font-weight="normal" officeooo:rsid="0013d238" officeooo:paragraph-rsid="0003d43c" style:font-size-asian="12.25pt" style:font-weight-asian="normal" style:font-size-complex="14pt" style:font-weight-complex="normal"/>
    </style:style>
    <style:style style:name="P16" style:family="paragraph" style:parent-style-name="Standard" style:list-style-name="L11">
      <style:text-properties fo:font-size="14pt" fo:font-weight="normal" officeooo:rsid="0011b6b8" officeooo:paragraph-rsid="0003d43c" style:font-size-asian="12.25pt" style:font-weight-asian="normal" style:font-size-complex="14pt" style:font-weight-complex="normal"/>
    </style:style>
    <style:style style:name="P17" style:family="paragraph" style:parent-style-name="Standard" style:list-style-name="L13">
      <style:text-properties fo:font-size="14pt" fo:font-weight="normal" officeooo:rsid="0011b6b8" officeooo:paragraph-rsid="0003d43c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11b6b8" officeooo:paragraph-rsid="0003d43c" style:font-size-asian="12.25pt" style:font-weight-asian="normal" style:font-size-complex="14pt" style:font-weight-complex="normal"/>
    </style:style>
    <style:style style:name="P19" style:family="paragraph" style:parent-style-name="Standard" style:list-style-name="L11">
      <style:text-properties officeooo:paragraph-rsid="0003d43c"/>
    </style:style>
    <style:style style:name="T1" style:family="text">
      <style:text-properties officeooo:rsid="0003d43c"/>
    </style:style>
    <style:style style:name="T2" style:family="text">
      <style:text-properties officeooo:rsid="00192ed4"/>
    </style:style>
    <style:style style:name="T3" style:family="text">
      <style:text-properties officeooo:rsid="0011b6b8"/>
    </style:style>
    <style:style style:name="T4" style:family="text">
      <style:text-properties fo:font-size="14pt" fo:font-weight="bold" officeooo:rsid="001180aa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192ed4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03d43c" style:font-size-asian="12.25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92ed4" style:font-weight-asian="bold" style:font-weight-complex="bold"/>
    </style:style>
    <style:style style:name="T9" style:family="text">
      <style:text-properties fo:font-weight="bold" officeooo:rsid="0003d43c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s:</text:p>
      <text:p text:style-name="P2"/>
      <text:p text:style-name="P6">Methods:</text:p>
      <text:p text:style-name="P6"/>
      <text:p text:style-name="P11">Index – </text:p>
      <text:list xml:id="list424683951" text:style-name="L2">
        <text:list-item>
          <text:p text:style-name="P12">Roles – <text:span text:style-name="T2">Admin</text:span>.</text:p>
        </text:list-item>
        <text:list-item>
          <text:p text:style-name="P7">Make a GET request to “<text:a xlink:type="simple" xlink:href="http://localhost/" text:style-name="Internet_20_link" text:visited-style-name="Visited_20_Internet_20_Link">http://localhost</text:a>:&lt;port&gt;/<text:span text:style-name="T1">weeks</text:span>.json”. </text:p>
        </text:list-item>
        <text:list-item>
          <text:p text:style-name="P7">This will return a JSON array containing all the <text:span text:style-name="T1">weekly updates</text:span><text:span text:style-name="T2"> of all the projects.</text:span></text:p>
        </text:list-item>
        <text:list-item>
          <text:p text:style-name="P7"><text:span text:style-name="T3">This will return a status – 200(Ok)</text:span></text:p>
        </text:list-item>
      </text:list>
      <text:p text:style-name="P11"/>
      <text:p text:style-name="P11"/>
      <text:p text:style-name="P11">Show – </text:p>
      <text:list xml:id="list114580467" text:style-name="L8">
        <text:list-item>
          <text:p text:style-name="P13">Roles – <text:span text:style-name="T2">Admin</text:span></text:p>
        </text:list-item>
      </text:list>
      <text:list xml:id="list3825774633" text:style-name="L9">
        <text:list-item>
          <text:p text:style-name="P8">Make a GET request to “<text:a xlink:type="simple" xlink:href="http://localhsot/" text:style-name="Internet_20_link" text:visited-style-name="Visited_20_Internet_20_Link">http://localhsot</text:a>:&lt;port&gt;/<text:span text:style-name="T1">weeks</text:span>/&lt;id&gt;/json”.</text:p>
        </text:list-item>
        <text:list-item>
          <text:p text:style-name="P8">This will return a JSON array <text:span text:style-name="T1">containing week_number, contributions, project_detail_id for the ID passed.</text:span></text:p>
        </text:list-item>
        <text:list-item>
          <text:p text:style-name="P8"><text:span text:style-name="T3">This will return a status – 200(Ok).</text:span></text:p>
        </text:list-item>
      </text:list>
      <text:p text:style-name="P11"/>
      <text:p text:style-name="P11"/>
      <text:p text:style-name="P11">Create – </text:p>
      <text:list xml:id="list987411337" text:style-name="L10">
        <text:list-item>
          <text:p text:style-name="P14">Roles – Admin, <text:span text:style-name="T1">Mentor</text:span></text:p>
        </text:list-item>
      </text:list>
      <text:list xml:id="list2996177359" text:style-name="L11">
        <text:list-item>
          <text:p text:style-name="P9">Make a POST request to “<text:a xlink:type="simple" xlink:href="http://localhost/" text:style-name="Internet_20_link" text:visited-style-name="Visited_20_Internet_20_Link">http://localhost</text:a>:&lt;port&gt;/<text:span text:style-name="T1">weeks</text:span>.json”.</text:p>
        </text:list-item>
        <text:list-item>
          <text:p text:style-name="P9">The JSON request must contain the following in the parameters &amp; in the mentioned format:</text:p>
        </text:list-item>
        <text:list-item>
          <text:p text:style-name="P19"><text:span text:style-name="T4">{ “</text:span><text:span text:style-name="T6">week</text:span><text:span text:style-name="T4">”: {“</text:span><text:span text:style-name="T6">week_number</text:span><text:span text:style-name="T4">”: ”&lt;value&gt;”, “</text:span><text:span text:style-name="T6">contributions”: “&lt;value&gt;”</text:span><text:span text:style-name="T4">}, “</text:span><text:span text:style-name="T5">project_detail_id</text:span><text:span text:style-name="T4">”: “&lt;value&gt;”}</text:span></text:p>
        </text:list-item>
        <text:list-item>
          <text:p text:style-name="P16">This will return a status – 201(Created) with a JSON array containing the attributes of the model record created.</text:p>
        </text:list-item>
      </text:list>
      <text:p text:style-name="P18"/>
      <text:p text:style-name="P18"/>
      <text:p text:style-name="P11">Update – </text:p>
      <text:list xml:id="list1198008861" text:style-name="L12">
        <text:list-item>
          <text:p text:style-name="P15">Roles – Admin, <text:span text:style-name="T1">Mentor</text:span></text:p>
        </text:list-item>
      </text:list>
      <text:list xml:id="list3051816778" text:style-name="L13">
        <text:list-item>
          <text:p text:style-name="P10">Make a PATCH request to “<text:a xlink:type="simple" xlink:href="http://localhost/" text:style-name="Internet_20_link" text:visited-style-name="Visited_20_Internet_20_Link">http://localhost</text:a>:&lt;port&gt;/<text:span text:style-name="T1">weeks</text:span>/&lt;id&gt;.json”</text:p>
        </text:list-item>
        <text:list-item>
          <text:p text:style-name="P17">The PATCH request must contain the following in the parameters &amp; in the mentioned format:</text:p>
        </text:list-item>
        <text:list-item>
          <text:p text:style-name="P10"><text:span text:style-name="T7">{ “</text:span><text:span text:style-name="T9">week</text:span><text:span text:style-name="T7">”: {“</text:span><text:span text:style-name="T9">week_number</text:span><text:span text:style-name="T7">”: ”&lt;value&gt;”, “</text:span><text:span text:style-name="T9">contributions”: “&lt;value&gt;”</text:span><text:span text:style-name="T7">}, “</text:span><text:span text:style-name="T8">project_detail_id</text:span><text:span text:style-name="T7">”: “&lt;value&gt;”}</text:span></text:p>
        </text:list-item>
        <text:list-item>
          <text:p text:style-name="P5">This will return a JSON array of the updated record and return a status – 200(Ok).</text:p>
        </text:list-item>
      </text:list>
      <text:p text:style-name="P4"/>
      <text:p text:style-name="P4"/>
      <text:p text:style-name="P4"/>
      <text:p text:style-name="P4"/>
      <text:p text:style-name="P2"><text:soft-page-break/>week_update - </text:p>
      <text:list xml:id="list1223139854" text:style-name="L14">
        <text:list-item>
          <text:p text:style-name="P3">Roles – Any user</text:p>
        </text:list-item>
        <text:list-item>
          <text:p text:style-name="P3">Make a GET request to “<text:a xlink:type="simple" xlink:href="http://localhost/" text:style-name="Internet_20_link" text:visited-style-name="Visited_20_Internet_20_Link">http://localhost</text:a>:&lt;port&gt;/weeks/week_update/&lt;project_detail_id&gt;.json”.</text:p>
        </text:list-item>
        <text:list-item>
          <text:p text:style-name="P3">This will return a JSON array containing all the weekly updates filled for the project_detail_id passed. Each index will have attributes as mentioned in show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22:25:56.379020912</meta:creation-date>
    <dc:date>2020-05-09T22:37:53.302119313</dc:date>
    <meta:editing-duration>PT26S</meta:editing-duration>
    <meta:editing-cycles>1</meta:editing-cycles>
    <meta:document-statistic meta:table-count="0" meta:image-count="0" meta:object-count="0" meta:page-count="2" meta:paragraph-count="28" meta:word-count="217" meta:character-count="1491" meta:non-whitespace-character-count="1304"/>
    <meta:generator>LibreOffice/6.4.2.2$Linux_X86_64 LibreOffice_project/40$Build-2</meta:generator>
  </office:meta>
</office:document-meta>
</file>